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color="#3c4043" style:font-name="Roboto" fo:font-size="10.5pt" style:font-name-asian="Roboto1" style:font-size-asian="10.5pt" style:font-name-complex="Roboto1" style:font-size-complex="10.5pt"/>
    </style:style>
    <style:style style:name="P3" style:family="paragraph" style:parent-style-name="Standard">
      <style:text-properties fo:color="#3c4043" style:font-name="Roboto" style:font-name-asian="Roboto1" style:font-name-complex="Roboto1"/>
    </style:style>
    <style:style style:name="P4" style:family="paragraph" style:parent-style-name="Standard">
      <style:text-properties fo:color="#3c4043" style:font-name="Roboto" fo:font-size="14pt" style:font-name-asian="Roboto1" style:font-size-asian="14pt" style:font-name-complex="Roboto1" style:font-size-complex="14pt"/>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fo:color="#3c4043" style:font-name="Roboto" style:font-name-asian="Roboto1" style:font-name-complex="Roboto1"/>
    </style:style>
    <style:style style:name="P7" style:family="paragraph" style:parent-style-name="Standard">
      <style:paragraph-properties fo:margin-left="0in" fo:margin-right="0in" fo:text-indent="0in" style:auto-text-indent="false"/>
    </style:style>
    <style:style style:name="P8" style:family="paragraph" style:parent-style-name="Standard" style:master-page-name="Standard">
      <style:paragraph-properties fo:text-align="center" style:justify-single-word="false" style:page-number="1"/>
    </style:style>
    <style:style style:name="T1" style:family="text">
      <style:text-properties fo:color="#3c4043" style:font-name="Roboto" fo:font-size="18pt" fo:font-weight="bold" style:font-name-asian="Roboto1" style:font-size-asian="18pt" style:font-weight-asian="bold" style:font-name-complex="Roboto1" style:font-size-complex="18pt"/>
    </style:style>
    <style:style style:name="T2" style:family="text">
      <style:text-properties fo:color="#3c4043" style:font-name="Roboto" fo:font-size="10.5pt" style:font-name-asian="Roboto1" style:font-size-asian="10.5pt" style:font-name-complex="Roboto1" style:font-size-complex="10.5pt"/>
    </style:style>
    <style:style style:name="T3" style:family="text">
      <style:text-properties fo:color="#3c4043" style:font-name="Roboto" style:font-name-asian="Roboto1" style:font-name-complex="Roboto1"/>
    </style:style>
    <style:style style:name="T4" style:family="text">
      <style:text-properties fo:color="#3c4043" style:font-name="Roboto" fo:font-size="13pt" fo:font-weight="bold" style:font-name-asian="Roboto1" style:font-size-asian="13pt" style:font-weight-asian="bold" style:font-name-complex="Roboto1" style:font-size-complex="13pt"/>
    </style:style>
    <style:style style:name="T5" style:family="text">
      <style:text-properties fo:color="#3c4043" style:font-name="Roboto" fo:font-size="13pt" style:font-name-asian="Roboto1" style:font-size-asian="13pt" style:font-name-complex="Roboto1" style:font-size-complex="13pt"/>
    </style:style>
    <style:style style:name="T6" style:family="text">
      <style:text-properties fo:color="#3c4043" style:font-name="Roboto" fo:font-weight="bold" style:font-name-asian="Roboto1" style:font-weight-asian="bold" style:font-name-complex="Roboto1"/>
    </style:style>
    <style:style style:name="T7" style:family="text">
      <style:text-properties fo:color="#3c4043" style:font-name="Roboto" fo:font-size="14pt" style:font-name-asian="Roboto1" style:font-size-asian="14pt" style:font-name-complex="Roboto1" style:font-size-complex="14pt"/>
    </style:style>
    <style:style style:name="T8" style:family="text">
      <style:text-properties fo:color="#3c4043" style:font-name="Roboto" fo:font-size="8.5pt" style:font-name-asian="Roboto1" style:font-size-asian="8.5pt" style:font-name-complex="Roboto1" style:font-size-complex="8.5pt"/>
    </style:style>
    <style:style style:name="T9" style:family="text">
      <style:text-properties fo:font-size="13pt" fo:font-weight="bold" style:font-size-asian="13pt" style:font-weight-asian="bold"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Chat client-server - documentazione</text:span></text:p>
      <text:p text:style-name="P2"/>
      <text:p text:style-name="Standard"><text:span text:style-name="T9">Chat client-server 1.0</text:span></text:p>
      <text:p text:style-name="Standard"/>
      <text:p text:style-name="P5"><text:span text:style-name="T3">Passaggi per la connessione:</text:span></text:p>
      <text:p text:style-name="P5"><text:span text:style-name="T3">Creazione del server</text:span></text:p>
      <text:p text:style-name="P5"><text:span text:style-name="T3">Creazione del client che si dovrà collegare al server</text:span></text:p>
      <text:p text:style-name="P5"><text:span text:style-name="T3">Dopo aver instaurato la connessione il client invia il nome al server</text:span></text:p>
      <text:p text:style-name="P5"><text:span text:style-name="T3">Il client invia il messaggio al server, questo lo invia all’altro client</text:span></text:p>
      <text:p text:style-name="P5"><text:span text:style-name="T3">Viceversa il secondo client deve inviarlo al primo</text:span></text:p>
      <text:p text:style-name="P5"><text:span text:style-name="T3">per uscire dalla chat scrivere “Logout”</text:span></text:p>
      <text:p text:style-name="P6"/>
      <text:p text:style-name="P6"/>
      <text:p text:style-name="P5"><text:span text:style-name="T3">Classe Server</text:span></text:p>
      <text:p text:style-name="P5"><text:span text:style-name="T3">classe Client</text:span></text:p>
      <text:p text:style-name="P5"><text:span text:style-name="T3">classe per la gestione dei client</text:span></text:p>
      <text:p text:style-name="P6"/>
      <text:p text:style-name="P5"><text:span text:style-name="T3">La prima classe viene usata per creare il server, ricevere e accettare le varie richieste di comunicazione da parte dei client</text:span></text:p>
      <text:p text:style-name="P6"/>
      <text:p text:style-name="P5"><text:span text:style-name="T3">La seconda classe verrà usata per inserire i nomi dei client all’interno del vettore per usarli in seguito nella ricerca del destinatario.</text:span></text:p>
      <text:p text:style-name="P5"><text:soft-page-break/><text:span text:style-name="T3">Qui utilizzo Stringtokenizer per separare il messaggio dal destinatario tramite il formato: messaggio#destinatario</text:span></text:p>
      <text:p text:style-name="P6"/>
      <text:p text:style-name="P6"/>
      <text:p text:style-name="P5"><text:span text:style-name="T3">Classe Client</text:span></text:p>
      <text:p text:style-name="P5"><text:span text:style-name="T3">La classe contiene 2 thread, uno per l’invio del messaggio, l’altro per la lettura del messaggio.</text:span></text:p>
      <text:p text:style-name="P5"><text:span text:style-name="T3">WriteUTF e ReadUTF utilizzano la codifica UTF-8 ovvero una codifica usata per rappresentare i caratteri Unicode come </text:span><text:span text:style-name="T4">#</text:span><text:span text:style-name="T3"> o</text:span><text:span text:style-name="T5"> </text:span><text:span text:style-name="T4">:</text:span></text:p>
      <text:p text:style-name="P5"><text:span text:style-name="T3">Il </text:span><text:span text:style-name="T4">#</text:span><text:span text:style-name="T3"> viene usato come separatore tra il messaggio e il destinatario.</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text:span text:style-name="T9">Chat client-server 2.0</text:span></text:p>
      <text:p text:style-name="P2"><text:soft-page-break/></text:p>
      <text:p text:style-name="Standard"><text:span text:style-name="T6">Primo obiettivo</text:span><text:span text:style-name="T3">: </text:span><text:span text:style-name="T2">gestione della disconnessione del client</text:span></text:p>
      <text:p text:style-name="P2"/>
      <text:p text:style-name="P5"><text:span text:style-name="T7">if(ricevuta.equals("Logout")){ </text:span></text:p>
      <text:p text:style-name="P5"><text:span text:style-name="T7"><text:s text:c="20"/>this.login=false; </text:span></text:p>
      <text:p text:style-name="P5"><text:span text:style-name="T7"><text:s text:c="20"/>this.s.close();</text:span></text:p>
      <text:p text:style-name="P5"><text:span text:style-name="T7"><text:s text:c="20"/>break; </text:span></text:p>
      <text:p text:style-name="P5"><text:span text:style-name="T7"><text:s text:c="16"/>} </text:span></text:p>
      <text:p text:style-name="P2"/>
      <text:p text:style-name="P2"/>
      <text:p text:style-name="P2"/>
      <text:p text:style-name="P2"/>
      <text:p text:style-name="P2"/>
      <text:p text:style-name="P2"/>
      <text:p text:style-name="P2"/>
      <text:p text:style-name="P2"/>
      <text:p text:style-name="Standard"><text:span text:style-name="T6">Secondo obiettivo</text:span><text:span text:style-name="T3">: i client devono conoscere i nomi dei client connessi</text:span></text:p>
      <text:p text:style-name="P3"/>
      <text:p text:style-name="Standard"><text:span text:style-name="T3">Per fare ciò invio al client connesso ogni client mediante l’uso della variabile i:</text:span></text:p>
      <text:p text:style-name="P1"><text:span text:style-name="T6">IDEA INIZIALE</text:span></text:p>
      <text:p text:style-name="P2"/>
      <text:p text:style-name="Standard"><text:soft-page-break/><text:span text:style-name="T7">if(i == 0){</text:span></text:p>
      <text:p text:style-name="Standard"><text:span text:style-name="T7"><text:s text:c="16"/>System.out.println("Sei il Client 0 e sei il primo nella chat");</text:span></text:p>
      <text:p text:style-name="Standard"><text:span text:style-name="T7"><text:s text:c="12"/>}</text:span></text:p>
      <text:p text:style-name="Standard"><text:span text:style-name="T7"><text:s text:c="12"/>else if(i &gt; 0){</text:span></text:p>
      <text:p text:style-name="Standard"><text:span text:style-name="T7"><text:s text:c="16"/>System.out.println("Sei il Client " + i);</text:span></text:p>
      <text:p text:style-name="Standard"><text:span text:style-name="T7"><text:s text:c="16"/>while(i == 0){</text:span></text:p>
      <text:p text:style-name="Standard"><text:span text:style-name="T7"><text:s text:c="19"/>System.out.println("Nella chat è presente: Client " + i - -);</text:span></text:p>
      <text:p text:style-name="Standard"><text:span text:style-name="T7"><text:s text:c="16"/>}</text:span></text:p>
      <text:p text:style-name="Standard"><text:span text:style-name="T7"><text:s text:c="12"/>}</text:span></text:p>
      <text:p text:style-name="P2"/>
      <text:p text:style-name="Standard"><text:span text:style-name="T2">{</text:span></text:p>
      <text:p text:style-name="Standard"><text:span text:style-name="T2">… //varie righe di codice</text:span></text:p>
      <text:p text:style-name="Standard"><text:span text:style-name="T2">}</text:span></text:p>
      <text:p text:style-name="P2"/>
      <text:p text:style-name="Standard"><text:span text:style-name="T7">i++;</text:span></text:p>
      <text:p text:style-name="P4"/>
      <text:p text:style-name="Standard"><text:span text:style-name="T3">CONCLUSIONI: facendo così c’è il problema che, una volta che i diminuisce, resti a 0 e quando aumenta torna a 1 rimanendo in un ciclo infinito</text:span></text:p>
      <text:p text:style-name="P2"/>
      <text:p text:style-name="Standard"><text:span text:style-name="T2">____________________________________________________________________________________________________</text:span></text:p>
      <text:p text:style-name="P2"/>
      <text:p text:style-name="Standard"><text:span text:style-name="T7">if(i == 0){</text:span></text:p>
      <text:p text:style-name="Standard"><text:soft-page-break/><text:span text:style-name="T7"><text:s text:c="16"/>System.out.println("Sei il Client 0 e sei il primo nella chat");</text:span></text:p>
      <text:p text:style-name="Standard"><text:span text:style-name="T7"><text:s text:c="12"/>}</text:span></text:p>
      <text:p text:style-name="Standard"><text:span text:style-name="T7"><text:s text:c="12"/>else if(x &gt; 0){</text:span></text:p>
      <text:p text:style-name="Standard"><text:span text:style-name="T7"><text:s text:c="16"/>System.out.println("Sei il Client " + i);</text:span></text:p>
      <text:p text:style-name="P7"><text:span text:style-name="T7">int x = i;</text:span></text:p>
      <text:p text:style-name="Standard"><text:span text:style-name="T7"><text:s text:c="16"/>while(x == 0){</text:span></text:p>
      <text:p text:style-name="Standard"><text:span text:style-name="T7"><text:tab/><text:tab/>System.out.println("Nella chat è presente: Client " + x - -);</text:span></text:p>
      <text:p text:style-name="Standard"><text:span text:style-name="T7"><text:s text:c="16"/>}</text:span></text:p>
      <text:p text:style-name="Standard"><text:span text:style-name="T7"><text:s text:c="12"/>}</text:span></text:p>
      <text:p text:style-name="Standard"><text:span text:style-name="T2">{</text:span></text:p>
      <text:p text:style-name="Standard"><text:span text:style-name="T2">… //varie righe di codice</text:span></text:p>
      <text:p text:style-name="Standard"><text:span text:style-name="T2">}</text:span></text:p>
      <text:p text:style-name="P2"/>
      <text:p text:style-name="Standard"><text:span text:style-name="T7">i++;</text:span></text:p>
      <text:p text:style-name="P4"/>
      <text:p text:style-name="Standard"><text:span text:style-name="T3">Aggiungo una variabile x = i in modo tale da usare x solo per diminuirla e mostrare ai client tutti quelli già connessi nella chat, mentre così i rimane con lo stesso valore senza modificarla. Quando x viene diminuita, prima del while, viene posta nuovamente uguale a i.</text:span></text:p>
      <text:p text:style-name="P4"/>
      <text:p text:style-name="P5"><text:span text:style-name="T3">Per far mostrare al client i vari messaggi del server riguardante chi è connesso nella chat, sostituisco i vari System.out.println precedenti con dis.writeBytes() che mi consente di inviare la stringa del messaggio al client. Nella classe client ho creato un metodo per poter mostrare all’utente il messaggio con un System.out.println().</text:span></text:p>
      <text:p text:style-name="P6"/>
      <text:p text:style-name="P5"><text:span text:style-name="T6">Conclusioni sull’obiettivo</text:span></text:p>
      <text:p text:style-name="P5"><text:span text:style-name="T3">Il programma mostrava un errore nel STR() che veniva risolto togliendo static al main. Facendo ciò, il programma non cominciava a causa della mancanza del main statico, per risolvere ciò ho creato un’ulteriore classe, sia per il server che per il client, Main dove poter inizializzare le altre classi contenenti i metodi.</text:span></text:p>
      <text:p text:style-name="P4"><text:soft-page-break/></text:p>
      <text:p text:style-name="P4"/>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62" meta:word-count="496" meta:character-count="3427" meta:non-whitespace-character-count="2692"/>
    <meta:generator>LibreOfficeDev/6.0.5.2$Linux_X86_64 LibreOffice_project/</meta:generator>
  </office:meta>
</office:document-meta>
</file>